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5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0%" fo:text-align="left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9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6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5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6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3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3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72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75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6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8" draw:name="Title 1" svg:x="0.75in" svg:y="2.32986in" svg:width="8.5in" svg:height="1.60764in" presentation:class="title" presentation:placeholder="false">
          <draw:text-box>
            <text:p text:style-name="a377" text:class-names="" text:cond-style-name=""><text:span text:style-name="a371" text:class-names=""><text:line-break/></text:span><text:span text:style-name="a372" text:class-names="">ЛЕКЦИЯ 5</text:span><text:span text:style-name="a373" text:class-names=""><text:line-break/></text:span><text:span text:style-name="a374" text:class-names="">СУБЕКТИ НА ПРАВОТО</text:span><text:span text:style-name="a375" text:class-names=""><text:line-break/></text:span><text:span text:style-name="a376" text:class-names=""/></text:p>
          </draw:text-box>
          <svg:title/>
          <svg:desc/>
        </draw:frame>
        <draw:frame draw:id="id68" presentation:style-name="a381" draw:name="Subtitle 2" svg:x="1.5in" svg:y="4.25in" svg:width="7in" svg:height="1.91667in" presentation:class="subtitle" presentation:placeholder="false">
          <draw:text-box>
            <text:p text:style-name="a380" text:class-names="" text:cond-style-name=""><text:span text:style-name="a379" text:class-names="">Доц. д-р Невяна Кънева</text:span></text:p>
          </draw:text-box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69" presentation:style-name="a385" draw:name="Title 1" svg:x="0.5in" svg:y="0.30035in" svg:width="9in" svg:height="1.25in" presentation:class="title" presentation:placeholder="false">
          <draw:text-box>
            <text:p text:style-name="a384" text:class-names="" text:cond-style-name=""><text:span text:style-name="a383" text:class-names="">Основни теми</text:span></text:p>
          </draw:text-box>
          <svg:title/>
          <svg:desc/>
        </draw:frame>
        <draw:frame draw:id="id70" presentation:style-name="a412" draw:name="Content Placeholder 2" svg:x="0.5in" svg:y="1.75in" svg:width="9in" svg:height="4.94965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І.Физически лица</text:span><text:span text:style-name="a390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ІІ.Юридически лица</text:span><text:span text:style-name="a394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ІІІ.Юридически лица с нестопанска цел</text:span><text:span text:style-name="a398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IV.</text:span><text:span text:style-name="a402" text:class-names="">Видове търговци</text:span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проф.Емил Златарев и др. Основи на правото, книга първа – стр.33-40, книга втора - стр. 218-228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</draw:text-box>
          <svg:title/>
          <svg:desc/>
        </draw:frame>
      </draw:page>
      <draw:page draw:name="Slide3" draw:style-name="a413" draw:master-page-name="Master1-Layout2-obj-Title-and-Content" presentation:presentation-page-layout-name="Master1-PPL2" draw:id="Slide-258">
        <draw:frame draw:id="id71" presentation:style-name="a418" draw:name="Title 1" svg:x="0.5in" svg:y="0.30035in" svg:width="9in" svg:height="1.25in" presentation:class="title" presentation:placeholder="false">
          <draw:text-box>
            <text:p text:style-name="a417" text:class-names="" text:cond-style-name=""><text:span text:style-name="a414" text:class-names=""><text:line-break/>І.Физически лица</text:span><text:span text:style-name="a415" text:class-names=""><text:line-break/></text:span><text:span text:style-name="a416" text:class-names=""/></text:p>
          </draw:text-box>
          <svg:title/>
          <svg:desc/>
        </draw:frame>
        <draw:frame draw:id="id72" presentation:style-name="a450" draw:name="Content Placeholder 2" svg:x="0.5in" svg:y="1.75in" svg:width="9in" svg:height="4.94965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19" text:class-names="">Понятие<text:s text:c="1"/></text:span><text:span text:style-name="a420" text:class-names="">– всички живи, жизнеспособни човешки същества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Основни характеристики</text:span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правоспособност –<text:s text:c="1"/></text:span><text:span text:style-name="a430" text:class-names="">възниква с раждането и се прекратява със смъртта</text:span></text:p>
              </text:list-item>
            </text:list>
            <text:list text:style-name="a436">
              <text:list-item>
                <text:p text:style-name="a435" text:class-names="" text:cond-style-name=""><text:span text:style-name="a433" text:class-names="">дееспособност <text:s text:c="1"/>-<text:s text:c="1"/></text:span><text:span text:style-name="a434" text:class-names="">възможността индивида да действа: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достатъчно разумно – да има достатъчно социално-психологически качества т.е. да е навършил определена възраст</text:span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да разбира свойството и значението на своите постъпки т.е. да не страда от определени психически заболявания</text:span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11" draw:style-name="a451" draw:master-page-name="Master1-Layout2-obj-Title-and-Content" presentation:presentation-page-layout-name="Master1-PPL2" draw:id="Slide-266">
        <draw:frame draw:id="id73" presentation:style-name="a454" draw:name="Title 1" svg:x="0.5in" svg:y="0.30035in" svg:width="9in" svg:height="1.25in" presentation:class="title" presentation:placeholder="false">
          <draw:text-box>
            <text:p text:style-name="a453" text:class-names="" text:cond-style-name=""><text:span text:style-name="a452" text:class-names="">Физически лица</text:span></text:p>
          </draw:text-box>
          <svg:title/>
          <svg:desc/>
        </draw:frame>
        <draw:frame draw:id="id74" presentation:style-name="a485" draw:name="Content Placeholder 2" svg:x="0.5in" svg:y="1.75in" svg:width="9in" svg:height="4.94965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Степени на дееспособността: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недееспособни :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- малолетни - <text:s text:c="1"/>до 14 г. (родителите)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под пълно запрещение (настойниците)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ограничено дееспособни: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-непълнолетни - от 14 до 18 г. (родителите)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-под ограничено запрещение <text:s text:c="1"/>(попечителите)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дееспособни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4" draw:style-name="a486" draw:master-page-name="Master1-Layout2-obj-Title-and-Content" presentation:presentation-page-layout-name="Master1-PPL2" draw:id="Slide-259">
        <draw:frame draw:id="id75" presentation:style-name="a491" draw:name="Title 1" svg:x="0.5in" svg:y="0.30035in" svg:width="9in" svg:height="1.25in" presentation:class="title" presentation:placeholder="false">
          <draw:text-box>
            <text:p text:style-name="a490" text:class-names="" text:cond-style-name=""><text:span text:style-name="a487" text:class-names=""><text:line-break/>ІІ.Юридически лица</text:span><text:span text:style-name="a488" text:class-names=""><text:line-break/></text:span><text:span text:style-name="a489" text:class-names=""/></text:p>
          </draw:text-box>
          <svg:title/>
          <svg:desc/>
        </draw:frame>
        <draw:frame draw:id="id76" presentation:style-name="a526" draw:name="Content Placeholder 2" svg:x="0.5in" svg:y="1.75in" svg:width="9in" svg:height="4.94965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Историческо развитие</text:span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Понятие<text:s text:c="1"/></text:span><text:span text:style-name="a499" text:class-names="">обединение от лица, създадено по определен от закона ред, което може от свое име да придобива права, да поема задължения и да отговаря за тях със своето имущество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Характерни черти: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организационна структура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имущество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правосубектност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Образуване на юридическите лица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с акт на разпореждане на държавен орган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по съгласие на учредителите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разрешителна система</text:span></text:p>
              </text:list-item>
            </text:list>
          </draw:text-box>
          <svg:title/>
          <svg:desc/>
        </draw:frame>
      </draw:page>
      <draw:page draw:name="Slide5" draw:style-name="a527" draw:master-page-name="Master1-Layout2-obj-Title-and-Content" presentation:presentation-page-layout-name="Master1-PPL2" draw:id="Slide-260">
        <draw:frame draw:id="id77" presentation:style-name="a532" draw:name="Title 1" svg:x="0.5in" svg:y="0.30035in" svg:width="9in" svg:height="1.25in" presentation:class="title" presentation:placeholder="false">
          <draw:text-box>
            <text:p text:style-name="a531" text:class-names="" text:cond-style-name=""><text:span text:style-name="a528" text:class-names=""><text:line-break/>Видове юридически лица</text:span><text:span text:style-name="a529" text:class-names=""><text:line-break/></text:span><text:span text:style-name="a530" text:class-names=""/></text:p>
          </draw:text-box>
          <svg:title/>
          <svg:desc/>
        </draw:frame>
        <draw:frame draw:id="id78" presentation:style-name="a569" draw:name="Content Placeholder 2" svg:x="0.5in" svg:y="1.75in" svg:width="9in" svg:height="4.94965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Според начина на образуване и функциите им:</text:span></text:p>
              </text:list-item>
            </text:list>
            <text:list text:style-name="a540">
              <text:list-item>
                <text:p text:style-name="a539" text:class-names="" text:cond-style-name=""><text:span text:style-name="a536" text:class-names="">публичноправни</text:span><text:span text:style-name="a537" text:class-names=""><text:s text:c="1"/>–<text:s text:c="1"/></text:span><text:span text:style-name="a538" text:class-names="">с акт на държавен орган в обществен интерес</text:span></text:p>
              </text:list-item>
            </text:list>
            <text:list text:style-name="a544">
              <text:list-item>
                <text:p text:style-name="a543" text:class-names="" text:cond-style-name=""><text:span text:style-name="a541" text:class-names="">частноправни:<text:s text:c="1"/></text:span><text:span text:style-name="a542" text:class-names="">по волята на ФЛ или <text:s text:c="1"/>ЮЛ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със стопанска цел <text:s text:c="22"/>с нестопанска цел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Според начина на формиране на персоналния състав на ЮЛ: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корпоративни<text:s text:c="1"/></text:span><text:span text:style-name="a555" text:class-names="">– на принципа на членството</text:span><text:span text:style-name="a556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некорпоративни -<text:s text:c="1"/></text:span><text:span text:style-name="a560" text:class-names="">учрежденията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2-obj-Title-and-Content" presentation:presentation-page-layout-name="Master1-PPL2" draw:id="Slide-261">
        <draw:frame draw:id="id79" presentation:style-name="a575" draw:name="Title 1" svg:x="0.5in" svg:y="0.30035in" svg:width="9in" svg:height="1.25in" presentation:class="title" presentation:placeholder="false">
          <draw:text-box>
            <text:p text:style-name="a574" text:class-names="" text:cond-style-name=""><text:span text:style-name="a571" text:class-names=""><text:line-break/>ІІІ.Юридически лица с нестопанска цел</text:span><text:span text:style-name="a572" text:class-names=""><text:line-break/></text:span><text:span text:style-name="a573" text:class-names=""/></text:p>
          </draw:text-box>
          <svg:title/>
          <svg:desc/>
        </draw:frame>
        <draw:frame draw:id="id80" presentation:style-name="a609" draw:name="Content Placeholder 2" svg:x="0.5in" svg:y="1.75in" svg:width="9in" svg:height="4.94965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6" text:class-names="">Понятие</text:span><text:span text:style-name="a577" text:class-names=""><text:s text:c="1"/>-<text:s text:c="1"/></text:span><text:span text:style-name="a578" text:class-names="">ЮЛ, които извършват дейност, чиято цел не е печалба</text:span><text:span text:style-name="a579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Особености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възникване – след вписване в регистър в Агенцията по вписванията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наименование – включва вида на ЮЛНСЦ – фондация или сдружение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прекратяване – с изтичане на срока, с решение на върховния орган на ЮЛ, с решение на съда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Видове юридически лица с нестопанска цел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според начина на учредяване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сдружения <text:s text:c="42"/>фондации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според дейността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за общественополезна дейност <text:s text:c="8"/>в частна полза</text:span></text:p>
              </text:list-item>
            </text:list>
          </draw:text-box>
          <svg:title/>
          <svg:desc/>
        </draw:frame>
      </draw:page>
      <draw:page draw:name="Slide7" draw:style-name="a610" draw:master-page-name="Master1-Layout2-obj-Title-and-Content" presentation:presentation-page-layout-name="Master1-PPL2" draw:id="Slide-262">
        <draw:frame draw:id="id81" presentation:style-name="a614" draw:name="Title 1" svg:x="0.5in" svg:y="0.30035in" svg:width="9in" svg:height="1.25in" presentation:class="title" presentation:placeholder="false">
          <draw:text-box>
            <text:p text:style-name="a613" text:class-names="" text:cond-style-name=""><text:span text:style-name="a611" text:class-names="">Юридически лица с нестопанска цел<text:line-break/></text:span><text:span text:style-name="a612" text:class-names="">Сдружения<text:s text:c="1"/></text:span></text:p>
          </draw:text-box>
          <svg:title/>
          <svg:desc/>
        </draw:frame>
        <draw:frame draw:id="id82" presentation:style-name="a654" draw:name="Content Placeholder 2" svg:x="0.5in" svg:y="1.75in" svg:width="9in" svg:height="4.94965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Учредяване на сдружение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от 3 или повече лица, ЮЛНСЦ за общественополезна дейност – минимум 7 ФЛЛ или 3 ЮЛ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приемане на устав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вписване в Регистъра за ЮЛНСЦ в Агенцията по вписванията към министъра на правосъдието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Органи на управление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-върховен орган – Общо събрание, което включва всички членове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-управителен орган – Управителен съвет: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най-малко 3 лица, които са членове на сдружението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избира се от ОС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срок до 5 години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2" draw:style-name="a655" draw:master-page-name="Master1-Layout2-obj-Title-and-Content" presentation:presentation-page-layout-name="Master1-PPL2" draw:id="Slide-267">
        <draw:frame draw:id="id83" presentation:style-name="a660" draw:name="Title 1" svg:x="0.5in" svg:y="0.30035in" svg:width="9in" svg:height="1.25in" presentation:class="title" presentation:placeholder="false">
          <draw:text-box>
            <text:p text:style-name="a659" text:class-names="" text:cond-style-name=""><text:span text:style-name="a656" text:class-names="">Юридически лица с нестопанска цел<text:line-break/></text:span><text:span text:style-name="a657" text:class-names="">Фондации</text:span><text:span text:style-name="a658" text:class-names=""/></text:p>
          </draw:text-box>
          <svg:title/>
          <svg:desc/>
        </draw:frame>
        <draw:frame draw:id="id84" presentation:style-name="a690" draw:name="Content Placeholder 2" svg:x="0.5in" svg:y="1.75in" svg:width="9in" svg:height="4.94965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Учредяване на фондация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учредява се приживе или при смърт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с едностранен учредителен акт – за дарение или завещание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вписване в Регистъра за ЮЛНСЦ в Агенцията по вписванията към министъра на правосъдието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79" text:class-names="">Органи на управление<text:s text:c="1"/></text:span><text:span text:style-name="a680" text:class-names="">– съобразно волята на учредителя</text:span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8" draw:style-name="a691" draw:master-page-name="Master1-Layout2-obj-Title-and-Content" presentation:presentation-page-layout-name="Master1-PPL2" draw:id="Slide-263">
        <draw:frame draw:id="id85" presentation:style-name="a695" draw:name="Title 1" svg:x="0.5in" svg:y="0.30035in" svg:width="9in" svg:height="1.25in" presentation:class="title" presentation:placeholder="false">
          <draw:text-box>
            <text:p text:style-name="a694" text:class-names="" text:cond-style-name=""><text:span text:style-name="a692" text:class-names="">Юридически лица с нестопанска цел за общественополезна дейност</text:span><text:span text:style-name="a693" text:class-names=""/></text:p>
          </draw:text-box>
          <svg:title/>
          <svg:desc/>
        </draw:frame>
        <draw:frame draw:id="id86" presentation:style-name="a717" draw:name="Content Placeholder 2" svg:x="0.5in" svg:y="1.75in" svg:width="9in" svg:height="4.94965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Общественополезна дейност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Разходване на имуществото на ЮЛ с нестопанска цел <text:s text:c="1"/>за: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1. <text:s text:c="1"/>развитието и утвърждаването на духовните ценности, гражданското общество, здравеопазването, образованието, науката, културата, техниката, технологиите или физическата култура;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2. <text:s text:c="1"/>подпомагането на социално слабите, на инвалидите или лицата, нуждаещи се от грижи;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3. <text:s text:c="1"/>подпомагането на социалната интеграция и личностната реализация;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4. <text:s text:c="1"/>защитата на човешките права или на околната среда;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3" draw:style-name="a718" draw:master-page-name="Master1-Layout2-obj-Title-and-Content" presentation:presentation-page-layout-name="Master1-PPL2" draw:id="Slide-268">
        <draw:frame draw:id="id87" presentation:style-name="a722" draw:name="Title 1" svg:x="0.5in" svg:y="0.30035in" svg:width="9in" svg:height="1.25in" presentation:class="title" presentation:placeholder="false">
          <draw:text-box>
            <text:p text:style-name="a721" text:class-names="" text:cond-style-name=""><text:span text:style-name="a719" text:class-names="">Юридически лица с нестопанска цел за общественополезна дейност</text:span><text:span text:style-name="a720" text:class-names=""/></text:p>
          </draw:text-box>
          <svg:title/>
          <svg:desc/>
        </draw:frame>
        <draw:frame draw:id="id88" presentation:style-name="a749" draw:name="Content Placeholder 2" svg:x="0.5in" svg:y="1.75in" svg:width="9in" svg:height="4.94965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3" text:class-names="">Държавна подкрепа<text:s text:c="1"/></text:span><text:span text:style-name="a724" text:class-names="">-<text:s text:c="1"/></text:span><text:span text:style-name="a725" text:class-names="">държавата може да подпомага и насърчава ЮЛНСЦ за общественополезна дейност чрез данъчни, кредитно-лихвени, митнически и други финансови и икономически облекчения, както и финансирания при условия и по ред, определени в съответните специални закони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1" text:class-names="">Годишен доклад<text:s text:c="1"/></text:span><text:span text:style-name="a732" text:class-names="">-<text:s text:c="1"/></text:span><text:span text:style-name="a733" text:class-names="">ЮЛНСЦ за общественополезна дейност изготвя доклад за дейността си, който е публичен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Забрана за преобразуване –<text:s text:c="1"/></text:span><text:span text:style-name="a740" text:class-names="">ЮЛНСЦ за общественополезна дейност, не може да се преобразува в ЮЛНСЦ в частна полза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9" draw:style-name="a750" draw:master-page-name="Master1-Layout2-obj-Title-and-Content" presentation:presentation-page-layout-name="Master1-PPL2" draw:id="Slide-264">
        <draw:frame draw:id="id89" presentation:style-name="a757" draw:name="Title 1" svg:x="0.5in" svg:y="0.30035in" svg:width="9in" svg:height="1.25in" presentation:class="title" presentation:placeholder="false">
          <draw:text-box>
            <text:p text:style-name="a756" text:class-names="" text:cond-style-name=""><text:span text:style-name="a751" text:class-names=""><text:line-break/></text:span><text:span text:style-name="a752" text:class-names="">IV.</text:span><text:span text:style-name="a753" text:class-names="">Видове търговци</text:span><text:span text:style-name="a754" text:class-names=""><text:line-break/></text:span><text:span text:style-name="a755" text:class-names=""/></text:p>
          </draw:text-box>
          <svg:title/>
          <svg:desc/>
        </draw:frame>
        <draw:frame draw:id="id90" presentation:style-name="a794" draw:name="Content Placeholder 2" svg:x="0.5in" svg:y="1.75in" svg:width="9in" svg:height="4.94965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Търговец е лице, което: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е дееспособно физическо лице или юридическо лице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извършва дейност, която се изразява в сключване на търговски сделки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извършва тази дейност по занятие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Търговци са също и: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търговските дружества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кооперациите с изключение на жилищностроителните кооперации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Не са търговци: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физическите лица, занимаващи се със селскостопанска дейност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занаятчиите, лицата, извършващи услуги с личен труд или упражняващи свободна професия, освен ако тяхната дейност може да се определи като търговско предприятие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лицата, извършващи хотелиерски услуги чрез предоставяне на стаи в обитаваните от тях жилища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10" draw:style-name="a795" draw:master-page-name="Master1-Layout2-obj-Title-and-Content" presentation:presentation-page-layout-name="Master1-PPL2" draw:id="Slide-265">
        <draw:frame draw:id="id91" presentation:style-name="a801" draw:name="Title 1" svg:x="0.5in" svg:y="0.30035in" svg:width="9in" svg:height="1.25in" presentation:class="title" presentation:placeholder="false">
          <draw:text-box>
            <text:p text:style-name="a800" text:class-names="" text:cond-style-name=""><text:span text:style-name="a796" text:class-names="">IV.</text:span><text:span text:style-name="a797" text:class-names="">Видове търговци</text:span><text:span text:style-name="a798" text:class-names=""><text:line-break/></text:span><text:span text:style-name="a799" text:class-names=""/></text:p>
          </draw:text-box>
          <svg:title/>
          <svg:desc/>
        </draw:frame>
        <draw:frame draw:id="id92" presentation:style-name="a835" draw:name="Content Placeholder 2" svg:x="0.5in" svg:y="1.75in" svg:width="9in" svg:height="4.94965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Едноличен търговец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Кооперация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Търговски дружества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събирателно дружество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командитно дружество 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дружество с ограничена отговорност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акционерно дружество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командитното дружество с акции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14" draw:style-name="a836" draw:master-page-name="Master1-Layout2-obj-Title-and-Content" presentation:presentation-page-layout-name="Master1-PPL2" draw:id="Slide-269">
        <draw:frame draw:id="id93" presentation:style-name="a839" draw:name="Title 1" svg:x="0.5in" svg:y="0.30035in" svg:width="9in" svg:height="1.25in" presentation:class="title" presentation:placeholder="false">
          <draw:text-box>
            <text:p text:style-name="a838" text:class-names="" text:cond-style-name=""><text:span text:style-name="a837" text:class-names="">Едноличен търговец</text:span></text:p>
          </draw:text-box>
          <svg:title/>
          <svg:desc/>
        </draw:frame>
        <draw:frame draw:id="id94" presentation:style-name="a871" draw:name="Content Placeholder 2" svg:x="0.5in" svg:y="1.75in" svg:width="9in" svg:height="4.94965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0" text:class-names="">Понятие</text:span><text:span text:style-name="a841" text:class-names=""><text:s text:c="1"/>ФЛ, което участва с едно и също имущество в гражданския и в търговския оборот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Изисквания към ЕТ: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- дееспособност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- местожителство в страната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да не е в производство за обявяване в несъстоятелност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да не е осъден за банкрут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- <text:s text:c="1"/>да не е бил управител, член на управителен или контролен орган на дружество, прекратено поради несъстоятелност през последните 2 години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- да няма друга фирма като едноличен търговец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15" draw:style-name="a872" draw:master-page-name="Master1-Layout2-obj-Title-and-Content" presentation:presentation-page-layout-name="Master1-PPL2" draw:id="Slide-270">
        <draw:frame draw:id="id95" presentation:style-name="a875" draw:name="Title 1" svg:x="0.5in" svg:y="0.30035in" svg:width="9in" svg:height="1.25in" presentation:class="title" presentation:placeholder="false">
          <draw:text-box>
            <text:p text:style-name="a874" text:class-names="" text:cond-style-name=""><text:span text:style-name="a873" text:class-names="">Кооперация</text:span></text:p>
          </draw:text-box>
          <svg:title/>
          <svg:desc/>
        </draw:frame>
        <draw:frame draw:id="id96" presentation:style-name="a908" draw:name="Content Placeholder 2" svg:x="0.5in" svg:y="1.75in" svg:width="9in" svg:height="4.94965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6" text:class-names="">Понятие</text:span><text:span text:style-name="a877" text:class-names=""><text:s text:c="1"/>- сдружение на ФЛ с променлив капитал и с променлив брой членове, които чрез взаимопомощ и сътрудничество осъществяват търговска дейност за задоволяване на техни икономически, социални и културни интереси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Учредяване<text:s text:c="1"/></text:span><text:span text:style-name="a884" text:class-names=""><text:s text:c="2"/>- минимум 7 ФЛ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Органи за управление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- Общо събрание –всички членове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- Управителен съвет – срок 4 г.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- Председател на кооперацията – срок 4 г.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- Контролен съвет- срок 4 г.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16" draw:style-name="a909" draw:master-page-name="Master1-Layout2-obj-Title-and-Content" presentation:presentation-page-layout-name="Master1-PPL2" draw:id="Slide-271">
        <draw:frame draw:id="id97" presentation:style-name="a914" draw:name="Title 1" svg:x="0.5in" svg:y="0.30035in" svg:width="9in" svg:height="1.25in" presentation:class="title" presentation:placeholder="false">
          <draw:text-box>
            <text:p text:style-name="a913" text:class-names="" text:cond-style-name=""><text:span text:style-name="a910" text:class-names="">Търговски дружества<text:line-break/></text:span><text:span text:style-name="a911" text:class-names="">Събирателно дружество</text:span><text:span text:style-name="a912" text:class-names=""/></text:p>
          </draw:text-box>
          <svg:title/>
          <svg:desc/>
        </draw:frame>
        <draw:frame draw:id="id98" presentation:style-name="a936" draw:name="Content Placeholder 2" svg:x="0.5in" svg:y="1.75in" svg:width="9in" svg:height="4.94965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5" text:class-names="">СД е<text:s text:c="1"/></text:span><text:span text:style-name="a916" text:class-names="">сдружение<text:s text:c="1"/></text:span><text:span text:style-name="a917" text:class-names="">на две или повече ФЛ или ЮЛ за извършване по занятие на търговски сделки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По принцип всеки от съдружниците<text:s text:c="1"/></text:span><text:span text:style-name="a924" text:class-names="">представлява дружеството</text:span><text:span text:style-name="a925" text:class-names="">, освен ако в дружествения договор не е предвидено друго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1" text:class-names="">Освен с имуществото на дружеството, като юридическо лице,<text:s text:c="1"/></text:span><text:span text:style-name="a932" text:class-names="">СД отговаря и с имуществото на съдружниците.<text:s text:c="1"/></text:span><text:span text:style-name="a933" text:class-names=""/></text:p>
              </text:list-item>
            </text:list>
          </draw:text-box>
          <svg:title/>
          <svg:desc/>
        </draw:frame>
      </draw:page>
      <draw:page draw:name="Slide17" draw:style-name="a937" draw:master-page-name="Master1-Layout2-obj-Title-and-Content" presentation:presentation-page-layout-name="Master1-PPL2" draw:id="Slide-272">
        <draw:frame draw:id="id99" presentation:style-name="a942" draw:name="Title 1" svg:x="0.5in" svg:y="0.30035in" svg:width="9in" svg:height="1.25in" presentation:class="title" presentation:placeholder="false">
          <draw:text-box>
            <text:p text:style-name="a941" text:class-names="" text:cond-style-name=""><text:span text:style-name="a938" text:class-names="">Търговски дружества<text:line-break/></text:span><text:span text:style-name="a939" text:class-names="">Командитно дружество</text:span><text:span text:style-name="a940" text:class-names=""/></text:p>
          </draw:text-box>
          <svg:title/>
          <svg:desc/>
        </draw:frame>
        <draw:frame draw:id="id100" presentation:style-name="a964" draw:name="Content Placeholder 2" svg:x="0.5in" svg:y="1.75in" svg:width="9in" svg:height="4.94965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3" text:class-names="">КД се образува<text:s text:c="1"/></text:span><text:span text:style-name="a944" text:class-names="">с договор между две или повече ФЛ или ЮЛ за извършване на търговска дейност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0" text:class-names="">При КД един или повече от съдружниците<text:s text:c="1"/></text:span><text:span text:style-name="a951" text:class-names="">са солидарно и неограничено отговорни със своето имущество<text:s text:c="1"/></text:span><text:span text:style-name="a952" text:class-names="">за задълженията на дружеството, а останалите са отговорни само до размера на уговорената вноска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КД се представлява от неограничено отговорните съдружници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18" draw:style-name="a965" draw:master-page-name="Master1-Layout2-obj-Title-and-Content" presentation:presentation-page-layout-name="Master1-PPL2" draw:id="Slide-273">
        <draw:frame draw:id="id101" presentation:style-name="a970" draw:name="Title 1" svg:x="0.5in" svg:y="0.30035in" svg:width="9in" svg:height="1.25in" presentation:class="title" presentation:placeholder="false">
          <draw:text-box>
            <text:p text:style-name="a969" text:class-names="" text:cond-style-name=""><text:span text:style-name="a966" text:class-names="">Търговски дружества<text:line-break/></text:span><text:span text:style-name="a967" text:class-names="">Дружество с ограничена отговорност</text:span><text:span text:style-name="a968" text:class-names=""/></text:p>
          </draw:text-box>
          <svg:title/>
          <svg:desc/>
        </draw:frame>
        <draw:frame draw:id="id102" presentation:style-name="a995" draw:name="Content Placeholder 2" svg:x="0.5in" svg:y="1.75962in" svg:width="9in" svg:height="4.94965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4" text:class-names="">Образува се<text:s text:c="1"/></text:span><text:span text:style-name="a975" text:class-names="">от едно (ЕООД) или повече ФЛ и/или ЮЛ (ООД)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1" text:class-names="">Капитал<text:s text:c="1"/></text:span><text:span text:style-name="a982" text:class-names="">– минимум 2 лв., разпределен на дялове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8" text:class-names="">Дружеството отговаря със своето имущество,<text:s text:c="1"/></text:span><text:span text:style-name="a989" text:class-names="">а не и с личното имущество на съдружниците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19" draw:style-name="a996" draw:master-page-name="Master1-Layout2-obj-Title-and-Content" presentation:presentation-page-layout-name="Master1-PPL2" draw:id="Slide-274">
        <draw:frame draw:id="id103" presentation:style-name="a1001" draw:name="Title 1" svg:x="0.5in" svg:y="0.30035in" svg:width="9in" svg:height="1.25in" presentation:class="title" presentation:placeholder="false">
          <draw:text-box>
            <text:p text:style-name="a1000" text:class-names="" text:cond-style-name=""><text:span text:style-name="a997" text:class-names="">Търговски дружества<text:line-break/></text:span><text:span text:style-name="a998" text:class-names="">Акционерно дружество</text:span><text:span text:style-name="a999" text:class-names=""/></text:p>
          </draw:text-box>
          <svg:title/>
          <svg:desc/>
        </draw:frame>
        <draw:frame draw:id="id104" presentation:style-name="a1029" draw:name="Content Placeholder 2" svg:x="0.5in" svg:y="1.75in" svg:width="9in" svg:height="4.94965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Образува се<text:s text:c="1"/></text:span><text:span text:style-name="a1006" text:class-names="">от едно (ЕАД) или повече ФЛ и/или ЮЛ (АД)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Капитал</text:span><text:span text:style-name="a1013" text:class-names=""><text:s text:c="1"/>минимум 50 000 лв., раделен на акции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19" text:class-names="">Дружеството отговаря със своето имущество,<text:s text:c="1"/></text:span><text:span text:style-name="a1020" text:class-names="">а не и с личното имущество на акционерите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20" draw:style-name="a1030" draw:master-page-name="Master1-Layout2-obj-Title-and-Content" presentation:presentation-page-layout-name="Master1-PPL2" draw:id="Slide-275">
        <draw:frame draw:id="id105" presentation:style-name="a1035" draw:name="Title 1" svg:x="0.5in" svg:y="0.30035in" svg:width="9in" svg:height="1.25in" presentation:class="title" presentation:placeholder="false">
          <draw:text-box>
            <text:p text:style-name="a1034" text:class-names="" text:cond-style-name=""><text:span text:style-name="a1031" text:class-names="">Търговски дружества<text:line-break/></text:span><text:span text:style-name="a1032" text:class-names="">Командитно дружество с акции</text:span><text:span text:style-name="a1033" text:class-names=""/></text:p>
          </draw:text-box>
          <svg:title/>
          <svg:desc/>
        </draw:frame>
        <draw:frame draw:id="id106" presentation:style-name="a1057" draw:name="Content Placeholder 2" svg:x="0.5in" svg:y="1.75in" svg:width="9in" svg:height="4.94965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6" text:class-names="">КДА се образува<text:s text:c="1"/></text:span><text:span text:style-name="a1037" text:class-names="">между 5 или повече ФЛ или ЮЛ за извършване на търговска дейност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3" text:class-names="">При КДА<text:s text:c="1"/></text:span><text:span text:style-name="a1044" text:class-names="">един или повече от съдружниците са солидарно и неограничено отговорни със своето имущество за задълженията на дружеството, а останалите са отговорни само до стойността на притежаваните акции 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0" text:class-names="">КДА</text:span><text:span text:style-name="a1051" text:class-names=""><text:s text:c="1"/>се представлява от неограничено отговорните съдружници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.3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.3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.3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.3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.3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.3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.3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.3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.3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.3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.3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.3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32222in" svg:height="0.50833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34267in" svg:y="0in" svg:width="3.32222in" svg:height="0.50833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7.3.2020 г.</text:date></text:span></text:p>
        </draw:text-box>
        <svg:title/>
        <svg:desc/>
      </draw:frame>
      <draw:frame draw:id="id65" presentation:style-name="a366" draw:name="Footer Placeholder 3" svg:x="0in" svg:y="9.65657in" svg:width="3.32222in" svg:height="0.50833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34267in" svg:y="9.65657in" svg:width="3.32222in" svg:height="0.50833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61632in" svg:y="1.01563in" svg:width="2.98264in" svg:height="2.23785in"/>
      <draw:page-thumbnail draw:page-number="2" svg:x="4.06597in" svg:y="1.01563in" svg:width="2.98264in" svg:height="2.23785in"/>
      <draw:page-thumbnail draw:page-number="3" svg:x="0.61632in" svg:y="3.96354in" svg:width="2.98264in" svg:height="2.23785in"/>
      <draw:page-thumbnail draw:page-number="4" svg:x="4.06597in" svg:y="3.96354in" svg:width="2.98264in" svg:height="2.23785in"/>
      <draw:page-thumbnail draw:page-number="5" svg:x="0.61632in" svg:y="6.91146in" svg:width="2.98264in" svg:height="2.23785in"/>
      <draw:page-thumbnail draw:page-number="6" svg:x="4.06597in" svg:y="6.91146in" svg:width="2.98264in" svg:height="2.2378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 ЛЕКЦИЯ 5 СУБЕКТИ НА ПРАВОТО </dc:title>
    <meta:initial-creator>Nevena Kaneva</meta:initial-creator>
    <dc:creator>Nevena Kaneva</dc:creator>
    <meta:creation-date>2014-12-30T06:36:47Z</meta:creation-date>
    <dc:date>2020-03-17T10:31:53Z</dc:date>
    <meta:print-date>2014-12-30T07:03:42Z</meta:print-date>
    <meta:editing-cycles>3</meta:editing-cycles>
    <meta:editing-duration>PT7462S</meta:editing-duration>
    <meta:document-statistic meta:paragraph-count="167" meta:word-count="1112"/>
  </office:meta>
</office:document-meta>
</file>